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Emp ID</text:p>
          </table:table-cell>
          <table:table-cell office:value-type="string" table:style-name="ce1">
            <text:p>Name<text:s/>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Department<text:s/></text:p>
          </table:table-cell>
          <table:table-cell office:value-type="string" table:style-name="ce1">
            <text:p>Salary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85446</text:p>
          </table:table-cell>
          <table:table-cell office:value-type="string" table:style-name="ce1">
            <text:p>Priya<text:s/>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HR</text:p>
          </table:table-cell>
          <table:table-cell office:value-type="float" office:value="58000" table:style-name="ce1">
            <text:p>58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V34567</text:p>
          </table:table-cell>
          <table:table-cell office:value-type="string" table:style-name="ce1">
            <text:p>vijay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hief Executive<text:s/></text:p>
          </table:table-cell>
          <table:table-cell office:value-type="float" office:value="75000" table:style-name="ce1">
            <text:p>7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M786543</text:p>
          </table:table-cell>
          <table:table-cell office:value-type="string" table:style-name="ce1">
            <text:p>Dhana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Manager<text:s/></text:p>
          </table:table-cell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D76543</text:p>
          </table:table-cell>
          <table:table-cell office:value-type="string" table:style-name="ce1">
            <text:p>Zayat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 Executive<text:s/></text:p>
          </table:table-cell>
          <table:table-cell office:value-type="float" office:value="35000" table:style-name="ce1">
            <text:p>3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Z789651</text:p>
          </table:table-cell>
          <table:table-cell office:value-type="string" table:style-name="ce1">
            <text:p>Deepika<text:s/>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Chief Executive<text:s/></text:p>
          </table:table-cell>
          <table:table-cell office:value-type="float" office:value="75000" table:style-name="ce1">
            <text:p>7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R34256</text:p>
          </table:table-cell>
          <table:table-cell office:value-type="string" table:style-name="ce1">
            <text:p>Vishal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8000" table:style-name="ce1">
            <text:p>58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N456789</text:p>
          </table:table-cell>
          <table:table-cell office:value-type="string" table:style-name="ce1">
            <text:p>Banu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sales Executive<text:s/></text:p>
          </table:table-cell>
          <table:table-cell office:value-type="float" office:value="35000" table:style-name="ce1">
            <text:p>3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24567</text:p>
          </table:table-cell>
          <table:table-cell office:value-type="string" table:style-name="ce1">
            <text:p>Vikram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nager<text:s/></text:p>
          </table:table-cell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B27659</text:p>
          </table:table-cell>
          <table:table-cell office:value-type="string" table:style-name="ce1">
            <text:p>Pavi</text:p>
          </table:table-cell>
          <table:table-cell office:value-type="string" table:style-name="ce1">
            <text:p>Felma</text:p>
          </table:table-cell>
          <table:table-cell office:value-type="string" table:style-name="ce1">
            <text:p>HR</text:p>
          </table:table-cell>
          <table:table-cell office:value-type="float" office:value="58000" table:style-name="ce1">
            <text:p>58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X765489</text:p>
          </table:table-cell>
          <table:table-cell office:value-type="string" table:style-name="ce1">
            <text:p>Navee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hief Executive<text:s/></text:p>
          </table:table-cell>
          <table:table-cell office:value-type="float" office:value="75000" table:style-name="ce1">
            <text:p>750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in" svg:y="0.15976in" svg:width="3.91004in" svg:height="3.1310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04</meta:generator>
    <meta:initial-creator>Nithyasri Hariharan</meta:initial-creator>
    <dc:creator>X</dc:creator>
    <meta:creation-date>2024-08-30T15:37:38Z</meta:creation-date>
    <dc:date>2024-09-04T08:47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5.4362992125984pt" svg:width="281.5226771653543pt" chart:style-name="Crt0">
        <chart:title chart:style-name="CT00">
          <text:p text:style-name="a0" text:class-names="" text:cond-style-name="">Salary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2:.$D$11"/>
          </chart:axis>
          <chart:axis chart:dimension="y" chart:name="primary-y" chart:style-name="Axs1">
            <chart:grid chart:class="major" chart:style-name="GMa1"/>
          </chart:axis>
          <chart:series chart:label-cell-address="Sheet1.$E$1" chart:values-cell-range-address="Sheet1.$E$2:.$E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